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0pt"/>
    </style:style>
    <style:style style:name="P3" style:family="paragraph" style:parent-style-name="Sender">
      <style:text-properties fo:font-size="10pt"/>
    </style:style>
    <style:style style:name="P4" style:family="paragraph" style:parent-style-name="Horizontal_20_Line">
      <style:paragraph-properties style:border-line-width-bottom="0.0008in 0.0138in 0.0008in" fo:padding="0in" fo:border-left="none" fo:border-right="none" fo:border-top="none" fo:border-bottom="0.0154in double #808080"/>
    </style:style>
    <style:style style:name="P5" style:family="paragraph" style:parent-style-name="List_20_Contents">
      <style:paragraph-properties fo:margin-top="0in" fo:margin-bottom="0.1965in"/>
    </style:style>
    <style:style style:name="P6" style:family="paragraph" style:parent-style-name="List_20_Heading">
      <style:text-properties fo:font-weight="bold"/>
    </style:style>
    <style:style style:name="P7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Text_20_body" style:list-style-name="L1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n example of cIPS on Xilinx</text:h>
      <text:h text:style-name="Heading_20_2" text:outline-level="2">Introduction</text:h>
      <text:p text:style-name="Text_20_body">This webserver runs on the Xilinx SP3E1600E starter kit.<text:line-break/>It uses: </text:p>
      <text:list xml:id="list1840154455299361157" text:style-name="L4">
        <text:list-item>
          <text:p text:style-name="P15">Microblaze in standalone mode. </text:p>
        </text:list-item>
        <text:list-item>
          <text:p text:style-name="P10">The emaclite device driver. </text:p>
        </text:list-item>
      </text:list>
      <text:p text:style-name="Text_20_body">It has also a TCP echo server on port#5009, an UDP one on port#5010, a UDP streaming towards the host and a periodic PING to the host. </text:p>
      <text:h text:style-name="Heading_20_2" text:outline-level="2">Instructions</text:h>
      <text:list xml:id="list443440949138728758" text:style-name="L5">
        <text:list-item>
          <text:p text:style-name="P16">Build the project (Xilinx C project). </text:p>
        </text:list-item>
        <text:list-item>
          <text:p text:style-name="P16">Adapt the project to your hardware (modify <text:a xlink:type="simple" xlink:href="../cips_example_dox/html/hw__mapping_8h.html">hw_mapping.h</text:a>). </text:p>
        </text:list-item>
        <text:list-item>
          <text:p text:style-name="P16">Download your bitstream and to the target. </text:p>
        </text:list-item>
        <text:list-item>
          <text:p text:style-name="P16">Plug the network cable. </text:p>
        </text:list-item>
        <text:list-item>
          <text:p text:style-name="P11">Ping 10.2.222.222 </text:p>
        </text:list-item>
      </text:list>
      <text:h text:style-name="Heading_20_2" text:outline-level="2" text:is-list-header="true">TCP echo server and an UDP echo server</text:h>
      <text:p text:style-name="Text_20_body">There is a client application to test the echo servers </text:p>
      <text:list xml:id="list358541387383184239" text:style-name="L3">
        <text:list-item>
          <text:p text:style-name="P14">Look for "cips_echo.exe". </text:p>
        </text:list-item>
        <text:list-item>
          <text:p text:style-name="P14">Run "cips_echo.exe" (it is safe!). cips_echo.exe is directly linked to the "jar" file and the lib directory so do not move it. FYI, the executable has been generated with JSMOOTH. </text:p>
        </text:list-item>
        <text:list-item>
          <text:p text:style-name="P9">Just follow the GUI! </text:p>
        </text:list-item>
      </text:list>
      <text:h text:style-name="Heading_20_2" text:outline-level="2" text:is-list-header="true">UDP stream to the host and periodic PING to the host</text:h>
      <text:p text:style-name="Text_20_body">The "connection_manager.c" file gives an example of how the Xilinx board can PING an host or how to open a connectio to a host server. <text:span text:style-name="T1">The default host IP address is "10.2.2.100" (see connection_manager.c). Please, adapt the project to your IP address and mask. </text:span></text:p>
      <text:p text:style-name="P6">Author:</text:p>
      <text:p text:style-name="P5">Jean-Marc David <text:line-break/><text:a xlink:type="simple" xlink:href="../cips_example_dox/html/main_8c.html">main.c</text:a>,v 1.4 2010/06/25 14:44:11 jdavid Exp </text:p>
      <text:p text:style-name="P4"/>
      <text:p text:style-name="P3">Generated on Thu Dec 6 11:31:48 2012 for cips_example by  <draw:a xlink:type="simple" xlink:href="http://www.doxygen.org/index.html"><draw:frame draw:style-name="fr1" draw:name="graphics1" text:anchor-type="as-char" svg:width="1.0417in" svg:height="0.4689in" draw:z-index="0"><draw:image xlink:href="../cips_example_dox/html/doxygen.png" xlink:type="simple" xlink:show="embed" xlink:actuate="onLoad"/><svg:title>doxygen</svg:title></draw:frame></draw:a>1.5.1-p1 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creation-date>2008-02-20T15:59:33</meta:creation-date>
    <dc:date>2012-12-06T11:35:37.68</dc:date>
    <dc:language>en-CA</dc:language>
    <meta:editing-cycles>11</meta:editing-cycles>
    <meta:editing-duration>PT8M57S</meta:editing-duration>
    <meta:document-statistic meta:table-count="0" meta:image-count="1" meta:object-count="0" meta:page-count="1" meta:paragraph-count="22" meta:word-count="221" meta:character-count="1273"/>
    <meta:user-defined meta:name="Info 1"/>
    <meta:user-defined meta:name="Info 2"/>
    <meta:user-defined meta:name="Info 3"/>
    <meta:user-defined meta:name="Info 4"/>
  </office:meta>
</office:document-meta>
</file>